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6982" officeooo:paragraph-rsid="00481787"/>
    </style:style>
    <style:style style:name="P2" style:family="paragraph" style:parent-style-name="Standard">
      <style:paragraph-properties fo:text-align="justify" style:justify-single-word="false"/>
      <style:text-properties officeooo:rsid="001bd78c" officeooo:paragraph-rsid="00481787"/>
    </style:style>
    <style:style style:name="P3" style:family="paragraph" style:parent-style-name="Standard">
      <style:paragraph-properties fo:text-align="justify" style:justify-single-word="false"/>
      <style:text-properties officeooo:rsid="00337d1d" officeooo:paragraph-rsid="00481787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style:text-underline-style="solid" style:text-underline-width="auto" style:text-underline-color="font-color" fo:font-weight="bold" officeooo:rsid="001bd78c" officeooo:paragraph-rsid="0048178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481787" officeooo:paragraph-rsid="00481787"/>
    </style:style>
    <style:style style:name="P6" style:family="paragraph" style:parent-style-name="Standard">
      <style:paragraph-properties fo:text-align="justify" style:justify-single-word="false"/>
      <style:text-properties officeooo:rsid="004a08e1" officeooo:paragraph-rsid="004a08e1"/>
    </style:style>
    <style:style style:name="T1" style:family="text">
      <style:text-properties fo:font-variant="normal" fo:text-transform="none" style:use-window-font-color="true" loext:opacity="0%" style:font-name="Calibri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" style:family="text">
      <style:text-properties officeooo:rsid="0020ac7c"/>
    </style:style>
    <style:style style:name="T3" style:family="text">
      <style:text-properties officeooo:rsid="00de1beb"/>
    </style:style>
    <style:style style:name="T4" style:family="text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style:font-name="Calibri" fo:font-size="13pt" style:text-underline-style="solid" style:text-underline-width="auto" style:text-underline-color="font-color" fo:font-weight="bold" officeooo:rsid="00481787" style:font-size-asian="13pt" style:font-weight-asian="bold" style:font-size-complex="13pt" style:font-weight-complex="bold"/>
    </style:style>
    <style:style style:name="T6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T7" style:family="text">
      <style:text-properties officeooo:rsid="00481787"/>
    </style:style>
    <style:style style:name="T8" style:family="text">
      <style:text-properties officeooo:rsid="004b5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TD </text:span><text:span text:style-name="T3">Symfony</text:span></text:p>
      <text:p text:style-name="P2"><text:span text:style-name="T1">É</text:span><text:span text:style-name="T4">tape </text:span><text:span text:style-name="T5">7</text:span><text:span text:style-name="T4"> :</text:span><text:span text:style-name="T6"> </text:span></text:p>
      <text:p text:style-name="P1"/>
      <text:p text:style-name="P3">Dans l’étape précédente, nous avons <text:span text:style-name="T7">créer nos entités et les tables en base de données pour la page d’accueil (avec Maker et Doctrine)</text:span></text:p>
      <text:p text:style-name="P3"/>
      <text:p text:style-name="P5">Nous allons voir comment « injecter » ces données dans notre template twig.</text:p>
      <text:p text:style-name="P5"/>
      <text:p text:style-name="P6">Commençons par créer nos catégories en base de données. <text:span text:style-name="T8">Récupérer le script d’insertion sql sur le git : 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07:37:35.559000000</meta:creation-date>
    <meta:generator>LibreOffice/7.0.4.2$Windows_X86_64 LibreOffice_project/dcf040e67528d9187c66b2379df5ea4407429775</meta:generator>
    <dc:date>2021-09-21T13:42:52.677000000</dc:date>
    <meta:editing-duration>PT12H8M11S</meta:editing-duration>
    <meta:editing-cycles>38</meta:editing-cycles>
    <meta:document-statistic meta:table-count="0" meta:image-count="0" meta:object-count="0" meta:page-count="1" meta:paragraph-count="5" meta:word-count="59" meta:character-count="334" meta:non-whitespace-character-count="278"/>
  </office:meta>
</office:document-meta>
</file>